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automatic-styles>
    <style:style style:name="co1" style:family="table-column">
      <style:table-column-properties fo:break-before="auto" style:column-width="2.328cm"/>
    </style:style>
    <style:style style:name="ro1" style:family="table-row">
      <style:table-row-properties style:row-height="0.706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 table:number-columns-spanned="4" table:number-rows-spanned="1">
            <text:p>от угла</text:p>
          </table:table-cell>
          <table:covered-table-cell table:number-columns-repeated="3" table:style-name="ce4"/>
          <table:table-cell table:style-name="ce4" table:number-columns-repeated="1020"/>
        </table:table-row>
        <table:table-row table:style-name="ro2">
          <table:table-cell table:style-name="ce2" office:value-type="string" calcext:value-type="string">
            <text:p>Градусов</text:p>
          </table:table-cell>
          <table:table-cell table:style-name="ce2" office:value-type="float" office:value="90" calcext:value-type="float">
            <text:p>90</text:p>
          </table:table-cell>
          <table:table-cell table:style-name="ce2" table:number-columns-repeated="2"/>
          <table:table-cell table:style-name="ce2" office:value-type="float" office:value="60" calcext:value-type="float">
            <text:p>60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45" calcext:value-type="float">
            <text:p>45</text:p>
          </table:table-cell>
          <table:table-cell table:style-name="ce2" office:value-type="float" office:value="180" calcext:value-type="float">
            <text:p>180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float" office:value="160" calcext:value-type="float">
            <text:p>160</text:p>
          </table:table-cell>
          <table:table-cell table:style-name="ce2" office:value-type="float" office:value="150" calcext:value-type="float">
            <text:p>150</text:p>
          </table:table-cell>
          <table:table-cell table:style-name="ce2" office:value-type="float" office:value="130" calcext:value-type="float">
            <text:p>130</text:p>
          </table:table-cell>
          <table:table-cell table:style-name="ce2" table:number-columns-repeated="1006"/>
        </table:table-row>
        <table:table-row table:style-name="ro2">
          <table:table-cell office:value-type="string" calcext:value-type="string">
            <text:p>h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>
            <draw:frame table:end-cell-address="Лист1.AB15" table:end-x="0.568cm" table:end-y="0.229cm" draw:z-index="0" draw:name="Диаграмма 4" draw:style-name="gr1" draw:text-style-name="P1" svg:width="12.932cm" svg:height="7.674cm" svg:x="1.606cm" svg:y="0.175cm">
              <draw:object draw:notify-on-update-of-ranges="Лист1.B7:Лист1.R7 Лист1.B2:Лист1.R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02"/>
        </table:table-row>
        <table:table-row table:style-name="ro2">
          <table:table-cell office:value-type="string" calcext:value-type="string">
            <text:p>h2</text:p>
          </table:table-cell>
          <table:table-cell office:value-type="float" office:value="230" calcext:value-type="float">
            <text:p>230</text:p>
          </table:table-cell>
          <table:table-cell table:number-columns-repeated="2"/>
          <table:table-cell table:number-columns-repeated="2"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table:number-columns-repeated="2" office:value-type="float" office:value="220" calcext:value-type="float">
            <text:p>220</text:p>
          </table:table-cell>
          <table:table-cell table:number-columns-repeated="2" office:value-type="float" office:value="225" calcext:value-type="float">
            <text:p>225</text:p>
          </table:table-cell>
          <table:table-cell office:value-type="float" office:value="230" calcext:value-type="float">
            <text:p>230</text:p>
          </table:table-cell>
          <table:table-cell table:number-columns-repeated="3"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office:value-type="float" office:value="240" calcext:value-type="float">
            <text:p>240</text:p>
          </table:table-cell>
          <table:table-cell office:value-type="float" office:value="245" calcext:value-type="float">
            <text:p>24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3</text:p>
          </table:table-cell>
          <table:table-cell office:value-type="float" office:value="210" calcext:value-type="float">
            <text:p>21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160" calcext:value-type="float">
            <text:p>160</text:p>
          </table:table-cell>
          <table:table-cell table:number-columns-repeated="2"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70" calcext:value-type="float">
            <text:p>170</text:p>
          </table:table-cell>
          <table:table-cell office:value-type="float" office:value="180" calcext:value-type="float">
            <text:p>180</text:p>
          </table:table-cell>
          <table:table-cell office:value-type="float" office:value="220" calcext:value-type="float">
            <text:p>220</text:p>
          </table:table-cell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210" calcext:value-type="float">
            <text:p>210</text:p>
          </table:table-cell>
          <table:table-cell office:value-type="float" office:value="220" calcext:value-type="float">
            <text:p>220</text:p>
          </table:table-cell>
          <table:table-cell office:value-type="float" office:value="225" calcext:value-type="float">
            <text:p>225</text:p>
          </table:table-cell>
          <table:table-cell office:value-type="float" office:value="235" calcext:value-type="float">
            <text:p>23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h4</text:p>
          </table:table-cell>
          <table:table-cell office:value-type="float" office:value="260" calcext:value-type="float">
            <text:p>260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office:value-type="float" office:value="310" calcext:value-type="float">
            <text:p>310</text:p>
          </table:table-cell>
          <table:table-cell office:value-type="float" office:value="350" calcext:value-type="float">
            <text:p>350</text:p>
          </table:table-cell>
          <table:table-cell office:value-type="float" office:value="340" calcext:value-type="float">
            <text:p>340</text:p>
          </table:table-cell>
          <table:table-cell office:value-type="float" office:value="350" calcext:value-type="float">
            <text:p>350</text:p>
          </table:table-cell>
          <table:table-cell office:value-type="float" office:value="335" calcext:value-type="float">
            <text:p>335</text:p>
          </table:table-cell>
          <table:table-cell office:value-type="float" office:value="320" calcext:value-type="float">
            <text:p>320</text:p>
          </table:table-cell>
          <table:table-cell office:value-type="float" office:value="260" calcext:value-type="float">
            <text:p>260</text:p>
          </table:table-cell>
          <table:table-cell office:value-type="float" office:value="365" calcext:value-type="float">
            <text:p>365</text:p>
          </table:table-cell>
          <table:table-cell office:value-type="float" office:value="300" calcext:value-type="float">
            <text:p>300</text:p>
          </table:table-cell>
          <table:table-cell office:value-type="float" office:value="290" calcext:value-type="float">
            <text:p>290</text:p>
          </table:table-cell>
          <table:table-cell office:value-type="float" office:value="280" calcext:value-type="float">
            <text:p>280</text:p>
          </table:table-cell>
          <table:table-cell office:value-type="float" office:value="270" calcext:value-type="float">
            <text:p>270</text:p>
          </table:table-cell>
          <table:table-cell office:value-type="float" office:value="260" calcext:value-type="float">
            <text:p>26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</text:p>
          </table:table-cell>
          <table:table-cell table:formula="of:=([.B6]-[.B5])/([.B6]+[.B5])" office:value-type="float" office:value="0.106382978723404" calcext:value-type="float">
            <text:p>0,106382978723404</text:p>
          </table:table-cell>
          <table:table-cell table:number-columns-repeated="2"/>
          <table:table-cell table:formula="of:=([.E6]-[.E5])/([.E6]+[.E5])" office:value-type="float" office:value="0.260869565217391" calcext:value-type="float">
            <text:p>0,260869565217391</text:p>
          </table:table-cell>
          <table:table-cell table:formula="of:=([.F6]-[.F5])/([.F6]+[.F5])" office:value-type="float" office:value="0.319148936170213" calcext:value-type="float">
            <text:p>0,319148936170213</text:p>
          </table:table-cell>
          <table:table-cell table:formula="of:=([.G6]-[.G5])/([.G6]+[.G5])" office:value-type="float" office:value="0.4" calcext:value-type="float">
            <text:p>0,4</text:p>
          </table:table-cell>
          <table:table-cell table:formula="of:=([.H6]-[.H5])/([.H6]+[.H5])" office:value-type="float" office:value="0.387755102040816" calcext:value-type="float">
            <text:p>0,387755102040816</text:p>
          </table:table-cell>
          <table:table-cell table:formula="of:=([.I6]-[.I5])/([.I6]+[.I5])" office:value-type="float" office:value="0.372549019607843" calcext:value-type="float">
            <text:p>0,372549019607843</text:p>
          </table:table-cell>
          <table:table-cell table:formula="of:=([.J6]-[.J5])/([.J6]+[.J5])" office:value-type="float" office:value="0.326732673267327" calcext:value-type="float">
            <text:p>0,326732673267327</text:p>
          </table:table-cell>
          <table:table-cell table:formula="of:=([.K6]-[.K5])/([.K6]+[.K5])" office:value-type="float" office:value="0.28" calcext:value-type="float">
            <text:p>0,28</text:p>
          </table:table-cell>
          <table:table-cell table:formula="of:=([.L6]-[.L5])/([.L6]+[.L5])" office:value-type="float" office:value="0.0833333333333333" calcext:value-type="float">
            <text:p>0,0833333333333333</text:p>
          </table:table-cell>
          <table:table-cell table:formula="of:=([.M6]-[.M5])/([.M6]+[.M5])" office:value-type="float" office:value="0.377358490566038" calcext:value-type="float">
            <text:p>0,377358490566038</text:p>
          </table:table-cell>
          <table:table-cell table:formula="of:=([.N6]-[.N5])/([.N6]+[.N5])" office:value-type="float" office:value="0.2" calcext:value-type="float">
            <text:p>0,2</text:p>
          </table:table-cell>
          <table:table-cell table:formula="of:=([.O6]-[.O5])/([.O6]+[.O5])" office:value-type="float" office:value="0.16" calcext:value-type="float">
            <text:p>0,16</text:p>
          </table:table-cell>
          <table:table-cell table:formula="of:=([.P6]-[.P5])/([.P6]+[.P5])" office:value-type="float" office:value="0.12" calcext:value-type="float">
            <text:p>0,12</text:p>
          </table:table-cell>
          <table:table-cell table:formula="of:=([.Q6]-[.Q5])/([.Q6]+[.Q5])" office:value-type="float" office:value="0.0909090909090909" calcext:value-type="float">
            <text:p>0,0909090909090909</text:p>
          </table:table-cell>
          <table:table-cell table:formula="of:=([.R6]-[.R5])/([.R6]+[.R5])" office:value-type="float" office:value="0.0505050505050505" calcext:value-type="float">
            <text:p>0,0505050505050505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table:style-name="ce2" office:value-type="float" office:value="80" calcext:value-type="float">
            <text:p>80</text:p>
          </table:table-cell>
          <table:table-cell table:style-name="ce2" office:value-type="float" office:value="70" calcext:value-type="float">
            <text:p>70</text:p>
          </table:table-cell>
          <table:table-cell table:formula="of:=[.E3]/[.E4]" office:value-type="float" office:value="0.0454545454545455" calcext:value-type="float">
            <text:p>0,0454545454545455</text:p>
          </table:table-cell>
          <table:table-cell table:formula="of:=[.F3]/[.F4]" office:value-type="float" office:value="0.0681818181818182" calcext:value-type="float">
            <text:p>0,0681818181818182</text:p>
          </table:table-cell>
          <table:table-cell table:formula="of:=[.G3]/[.G4]" office:value-type="float" office:value="0.111111111111111" calcext:value-type="float">
            <text:p>0,111111111111111</text:p>
          </table:table-cell>
          <table:table-cell table:formula="of:=[.H3]/[.H4]" office:value-type="float" office:value="0.113636363636364" calcext:value-type="float">
            <text:p>0,113636363636364</text:p>
          </table:table-cell>
          <table:table-cell table:formula="of:=[.I3]/[.I4]" office:value-type="float" office:value="0.136363636363636" calcext:value-type="float">
            <text:p>0,136363636363636</text:p>
          </table:table-cell>
          <table:table-cell table:formula="of:=[.J3]/[.J4]" office:value-type="float" office:value="0.133333333333333" calcext:value-type="float">
            <text:p>0,133333333333333</text:p>
          </table:table-cell>
          <table:table-cell table:formula="of:=[.K3]/[.K4]" office:value-type="float" office:value="0.111111111111111" calcext:value-type="float">
            <text:p>0,111111111111111</text:p>
          </table:table-cell>
          <table:table-cell table:formula="of:=[.L3]/[.L4]" office:value-type="float" office:value="0.0217391304347826" calcext:value-type="float">
            <text:p>0,0217391304347826</text:p>
          </table:table-cell>
          <table:table-cell table:formula="of:=[.M3]/[.M4]" office:value-type="float" office:value="0.125" calcext:value-type="float">
            <text:p>0,125</text:p>
          </table:table-cell>
          <table:table-cell table:formula="of:=[.N3]/[.N4]" office:value-type="float" office:value="0.0416666666666667" calcext:value-type="float">
            <text:p>0,0416666666666667</text:p>
          </table:table-cell>
          <table:table-cell table:formula="of:=[.O3]/[.O4]" office:value-type="float" office:value="0.0416666666666667" calcext:value-type="float">
            <text:p>0,0416666666666667</text:p>
          </table:table-cell>
          <table:table-cell table:formula="of:=[.P3]/[.P4]" office:value-type="float" office:value="0.0204081632653061" calcext:value-type="float">
            <text:p>0,0204081632653061</text:p>
          </table:table-cell>
          <table:table-cell table:formula="of:=[.Q3]/[.Q4]" office:value-type="float" office:value="0.0208333333333333" calcext:value-type="float">
            <text:p>0,0208333333333333</text:p>
          </table:table-cell>
          <table:table-cell table:formula="of:=[.R3]/[.R4]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1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formula="of:=2*SQRT([.E8])/(1+[.E8])" office:value-type="float" office:value="0.407862239984646" calcext:value-type="float">
            <text:p>0,407862239984646</text:p>
          </table:table-cell>
          <table:table-cell table:formula="of:=2*SQRT([.F8])/(1+[.F8])" office:value-type="float" office:value="0.488898948641534" calcext:value-type="float">
            <text:p>0,488898948641534</text:p>
          </table:table-cell>
          <table:table-cell table:formula="of:=2*SQRT([.G8])/(1+[.G8])" office:value-type="float" office:value="0.6" calcext:value-type="float">
            <text:p>0,6</text:p>
          </table:table-cell>
          <table:table-cell table:formula="of:=2*SQRT([.H8])/(1+[.H8])" office:value-type="float" office:value="0.605403958130258" calcext:value-type="float">
            <text:p>0,605403958130258</text:p>
          </table:table-cell>
          <table:table-cell table:formula="of:=2*SQRT([.I8])/(1+[.I8])" office:value-type="float" office:value="0.649923072370877" calcext:value-type="float">
            <text:p>0,649923072370877</text:p>
          </table:table-cell>
          <table:table-cell table:formula="of:=2*SQRT([.J8])/(1+[.J8])" office:value-type="float" office:value="0.644379479417842" calcext:value-type="float">
            <text:p>0,644379479417842</text:p>
          </table:table-cell>
          <table:table-cell table:formula="of:=2*SQRT([.K8])/(1+[.K8])" office:value-type="float" office:value="0.6" calcext:value-type="float">
            <text:p>0,6</text:p>
          </table:table-cell>
          <table:table-cell table:formula="of:=2*SQRT([.L8])/(1+[.L8])" office:value-type="float" office:value="0.288609786515969" calcext:value-type="float">
            <text:p>0,288609786515969</text:p>
          </table:table-cell>
          <table:table-cell table:formula="of:=2*SQRT([.M8])/(1+[.M8])" office:value-type="float" office:value="0.628539361054709" calcext:value-type="float">
            <text:p>0,628539361054709</text:p>
          </table:table-cell>
          <table:table-cell table:formula="of:=2*SQRT([.N8])/(1+[.N8])" office:value-type="float" office:value="0.391918358845308" calcext:value-type="float">
            <text:p>0,391918358845308</text:p>
          </table:table-cell>
          <table:table-cell table:formula="of:=2*SQRT([.O8])/(1+[.O8])" office:value-type="float" office:value="0.391918358845308" calcext:value-type="float">
            <text:p>0,391918358845308</text:p>
          </table:table-cell>
          <table:table-cell table:formula="of:=2*SQRT([.P8])/(1+[.P8])" office:value-type="float" office:value="0.28" calcext:value-type="float">
            <text:p>0,28</text:p>
          </table:table-cell>
          <table:table-cell table:formula="of:=2*SQRT([.Q8])/(1+[.Q8])" office:value-type="float" office:value="0.282783805317368" calcext:value-type="float">
            <text:p>0,282783805317368</text:p>
          </table:table-cell>
          <table:table-cell table:formula="of:=2*SQRT([.R8])/(1+[.R8])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office:value-type="string" calcext:value-type="string">
            <text:p>V3</text:p>
          </table:table-cell>
          <table:table-cell/>
          <table:table-cell office:value-type="float" office:value="290" calcext:value-type="float">
            <text:p>290</text:p>
          </table:table-cell>
          <table:table-cell office:value-type="float" office:value="230" calcext:value-type="float">
            <text:p>230</text:p>
          </table:table-cell>
          <table:table-cell table:formula="of:=[.E7]/[.E9]" office:value-type="float" office:value="0.639602149066831" calcext:value-type="float">
            <text:p>0,639602149066831</text:p>
          </table:table-cell>
          <table:table-cell table:formula="of:=[.F7]/[.F9]" office:value-type="float" office:value="0.652791209833867" calcext:value-type="float">
            <text:p>0,652791209833867</text:p>
          </table:table-cell>
          <table:table-cell table:formula="of:=[.G7]/[.G9]" office:value-type="float" office:value="0.666666666666667" calcext:value-type="float">
            <text:p>0,666666666666667</text:p>
          </table:table-cell>
          <table:table-cell table:formula="of:=[.H7]/[.H9]" office:value-type="float" office:value="0.64048986934008" calcext:value-type="float">
            <text:p>0,64048986934008</text:p>
          </table:table-cell>
          <table:table-cell table:formula="of:=[.I7]/[.I9]" office:value-type="float" office:value="0.573220178580226" calcext:value-type="float">
            <text:p>0,573220178580226</text:p>
          </table:table-cell>
          <table:table-cell table:formula="of:=[.J7]/[.J9]" office:value-type="float" office:value="0.507050090363693" calcext:value-type="float">
            <text:p>0,507050090363693</text:p>
          </table:table-cell>
          <table:table-cell table:formula="of:=[.K7]/[.K9]" office:value-type="float" office:value="0.466666666666667" calcext:value-type="float">
            <text:p>0,466666666666667</text:p>
          </table:table-cell>
          <table:table-cell table:formula="of:=[.L7]/[.L9]" office:value-type="float" office:value="0.288740497470007" calcext:value-type="float">
            <text:p>0,288740497470007</text:p>
          </table:table-cell>
          <table:table-cell table:formula="of:=[.M7]/[.M9]" office:value-type="float" office:value="0.600373682139521" calcext:value-type="float">
            <text:p>0,600373682139521</text:p>
          </table:table-cell>
          <table:table-cell table:formula="of:=[.N7]/[.N9]" office:value-type="float" office:value="0.510310363079829" calcext:value-type="float">
            <text:p>0,510310363079829</text:p>
          </table:table-cell>
          <table:table-cell table:formula="of:=[.O7]/[.O9]" office:value-type="float" office:value="0.408248290463863" calcext:value-type="float">
            <text:p>0,408248290463863</text:p>
          </table:table-cell>
          <table:table-cell table:formula="of:=[.P7]/[.P9]" office:value-type="float" office:value="0.428571428571429" calcext:value-type="float">
            <text:p>0,428571428571429</text:p>
          </table:table-cell>
          <table:table-cell table:formula="of:=[.Q7]/[.Q9]" office:value-type="float" office:value="0.321479127162405" calcext:value-type="float">
            <text:p>0,321479127162405</text:p>
          </table:table-cell>
          <table:table-cell table:formula="of:=[.R7]/[.R9]" office:value-type="string" office:string-value="" calcext:value-type="error">
            <text:p>#ДЕЛ/0!</text:p>
          </table:table-cell>
          <table:table-cell table:number-columns-repeated="1006"/>
        </table:table-row>
        <table:table-row table:style-name="ro2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80" calcext:value-type="float">
            <text:p>180</text:p>
          </table:table-cell>
          <table:table-cell table:number-columns-repeated="1020"/>
        </table:table-row>
        <table:table-row table:style-name="ro2"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300" calcext:value-type="float">
            <text:p>300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formula="of:=([.C12]-[.C11])/([.C12]+[.C11])" office:value-type="float" office:value="0.25" calcext:value-type="float">
            <text:p>0,25</text:p>
          </table:table-cell>
          <table:table-cell table:formula="of:=([.D12]-[.D11])/([.D12]+[.D11])" office:value-type="float" office:value="0.25" calcext:value-type="float">
            <text:p>0,25</text:p>
          </table:table-cell>
          <table:table-cell table:number-columns-repeated="1020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 office:value-type="string" calcext:value-type="string">
            <text:p>см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office:value-type="float" office:value="66" calcext:value-type="float">
            <text:p>66</text:p>
          </table:table-cell>
          <table:table-cell office:value-type="float" office:value="68" calcext:value-type="float">
            <text:p>68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78" calcext:value-type="float">
            <text:p>78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h1</text:p>
          </table:table-cell>
          <table:table-cell table:style-name="ce5" office:value-type="string" calcext:value-type="string" table:number-columns-spanned="1" table:number-rows-spanned="5">
            <text:p>выше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25" calcext:value-type="float">
            <text:p>125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h2</text:p>
          </table:table-cell>
          <table:covered-table-cell table:style-name="ce6"/>
          <table:table-cell office:value-type="float" office:value="120" calcext:value-type="float">
            <text:p>120</text:p>
          </table:table-cell>
          <table:table-cell office:value-type="float" office:value="185" calcext:value-type="float">
            <text:p>185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40" calcext:value-type="float">
            <text:p>140</text:p>
          </table:table-cell>
          <table:table-cell office:value-type="float" office:value="205" calcext:value-type="float">
            <text:p>205</text:p>
          </table:table-cell>
          <table:table-cell office:value-type="float" office:value="170" calcext:value-type="float">
            <text:p>170</text:p>
          </table:table-cell>
          <table:table-cell office:value-type="float" office:value="270" calcext:value-type="float">
            <text:p>270</text:p>
          </table:table-cell>
          <table:table-cell office:value-type="float" office:value="210" calcext:value-type="float">
            <text:p>210</text:p>
          </table:table-cell>
          <table:table-cell office:value-type="float" office:value="185" calcext:value-type="float">
            <text:p>185</text:p>
          </table:table-cell>
          <table:table-cell office:value-type="float" office:value="35" calcext:value-type="float">
            <text:p>35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30" calcext:value-type="float">
            <text:p>30</text:p>
          </table:table-cell>
          <table:table-cell office:value-type="float" office:value="140" calcext:value-type="float">
            <text:p>140</text:p>
          </table:table-cell>
          <table:table-cell office:value-type="float" office:value="40" calcext:value-type="float">
            <text:p>40</text:p>
          </table:table-cell>
          <table:table-cell office:value-type="float" office:value="115" calcext:value-type="float">
            <text:p>115</text:p>
          </table:table-cell>
          <table:table-cell office:value-type="float" office:value="100" calcext:value-type="float">
            <text:p>100</text:p>
          </table:table-cell>
          <table:table-cell office:value-type="float" office:value="125" calcext:value-type="float">
            <text:p>125</text:p>
          </table:table-cell>
          <table:table-cell office:value-type="float" office:value="35" calcext:value-type="float">
            <text:p>35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h3</text:p>
          </table:table-cell>
          <table:covered-table-cell table:style-name="ce6"/>
          <table:table-cell office:value-type="float" office:value="130" calcext:value-type="float">
            <text:p>130</text:p>
          </table:table-cell>
          <table:table-cell office:value-type="float" office:value="260" calcext:value-type="float">
            <text:p>260</text:p>
          </table:table-cell>
          <table:table-cell office:value-type="float" office:value="70" calcext:value-type="float">
            <text:p>70</text:p>
          </table:table-cell>
          <table:table-cell office:value-type="float" office:value="200" calcext:value-type="float">
            <text:p>200</text:p>
          </table:table-cell>
          <table:table-cell office:value-type="float" office:value="215" calcext:value-type="float">
            <text:p>215</text:p>
          </table:table-cell>
          <table:table-cell office:value-type="float" office:value="260" calcext:value-type="float">
            <text:p>260</text:p>
          </table:table-cell>
          <table:table-cell office:value-type="float" office:value="300" calcext:value-type="float">
            <text:p>300</text:p>
          </table:table-cell>
          <table:table-cell office:value-type="float" office:value="250" calcext:value-type="float">
            <text:p>250</text:p>
          </table:table-cell>
          <table:table-cell office:value-type="float" office:value="380" calcext:value-type="float">
            <text:p>380</text:p>
          </table:table-cell>
          <table:table-cell office:value-type="float" office:value="330" calcext:value-type="float">
            <text:p>330</text:p>
          </table:table-cell>
          <table:table-cell office:value-type="float" office:value="220" calcext:value-type="float">
            <text:p>220</text:p>
          </table:table-cell>
          <table:table-cell office:value-type="float" office:value="120" calcext:value-type="float">
            <text:p>120</text:p>
          </table:table-cell>
          <table:table-cell office:value-type="float" office:value="200" calcext:value-type="float">
            <text:p>200</text:p>
          </table:table-cell>
          <table:table-cell office:value-type="float" office:value="170" calcext:value-type="float">
            <text:p>170</text:p>
          </table:table-cell>
          <table:table-cell office:value-type="float" office:value="100" calcext:value-type="float">
            <text:p>100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115" calcext:value-type="float">
            <text:p>115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h4</text:p>
          </table:table-cell>
          <table:covered-table-cell table:style-name="ce6"/>
          <table:table-cell office:value-type="float" office:value="215" calcext:value-type="float">
            <text:p>215</text:p>
          </table:table-cell>
          <table:table-cell office:value-type="float" office:value="300" calcext:value-type="float">
            <text:p>300</text:p>
          </table:table-cell>
          <table:table-cell office:value-type="float" office:value="160" calcext:value-type="float">
            <text:p>160</text:p>
          </table:table-cell>
          <table:table-cell office:value-type="float" office:value="240" calcext:value-type="float">
            <text:p>240</text:p>
          </table:table-cell>
          <table:table-cell office:value-type="float" office:value="225" calcext:value-type="float">
            <text:p>225</text:p>
          </table:table-cell>
          <table:table-cell office:value-type="float" office:value="280" calcext:value-type="float">
            <text:p>280</text:p>
          </table:table-cell>
          <table:table-cell office:value-type="float" office:value="320" calcext:value-type="float">
            <text:p>320</text:p>
          </table:table-cell>
          <table:table-cell office:value-type="float" office:value="270" calcext:value-type="float">
            <text:p>270</text:p>
          </table:table-cell>
          <table:table-cell office:value-type="float" office:value="385" calcext:value-type="float">
            <text:p>385</text:p>
          </table:table-cell>
          <table:table-cell office:value-type="float" office:value="340" calcext:value-type="float">
            <text:p>340</text:p>
          </table:table-cell>
          <table:table-cell office:value-type="float" office:value="235" calcext:value-type="float">
            <text:p>235</text:p>
          </table:table-cell>
          <table:table-cell office:value-type="float" office:value="120" calcext:value-type="float">
            <text:p>120</text:p>
          </table:table-cell>
          <table:table-cell office:value-type="float" office:value="210" calcext:value-type="float">
            <text:p>210</text:p>
          </table:table-cell>
          <table:table-cell office:value-type="float" office:value="175" calcext:value-type="float">
            <text:p>175</text:p>
          </table:table-cell>
          <table:table-cell office:value-type="float" office:value="115" calcext:value-type="float">
            <text:p>115</text:p>
          </table:table-cell>
          <table:table-cell office:value-type="float" office:value="160" calcext:value-type="float">
            <text:p>1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35" calcext:value-type="float">
            <text:p>135</text:p>
          </table:table-cell>
          <table:table-cell office:value-type="float" office:value="100" calcext:value-type="float">
            <text:p>100</text:p>
          </table:table-cell>
          <table:table-cell office:value-type="float" office:value="65" calcext:value-type="float">
            <text:p>65</text:p>
          </table:table-cell>
          <table:table-cell office:value-type="float" office:value="145" calcext:value-type="float">
            <text:p>14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table:number-columns-repeated="992"/>
        </table:table-row>
        <table:table-row table:style-name="ro2">
          <table:table-cell/>
          <table:covered-table-cell table:style-name="ce6"/>
          <table:table-cell table:number-columns-repeated="1022"/>
        </table:table-row>
        <table:table-row table:style-name="ro2">
          <table:table-cell office:value-type="string" calcext:value-type="string">
            <text:p>d</text:p>
          </table:table-cell>
          <table:table-cell/>
          <table:table-cell table:formula="of:=[.C23]/[.C24]" office:value-type="float" office:value="0.5" calcext:value-type="float">
            <text:p>0,5</text:p>
          </table:table-cell>
          <table:table-cell table:formula="of:=[.D23]/[.D24]" office:value-type="float" office:value="0.189189189189189" calcext:value-type="float">
            <text:p>0,189189189189189</text:p>
          </table:table-cell>
          <table:table-cell table:formula="of:=[.E23]/[.E24]" office:value-type="float" office:value="0.2" calcext:value-type="float">
            <text:p>0,2</text:p>
          </table:table-cell>
          <table:table-cell table:formula="of:=[.F23]/[.F24]" office:value-type="float" office:value="1.04166666666667" calcext:value-type="float">
            <text:p>1,04166666666667</text:p>
          </table:table-cell>
          <table:table-cell table:formula="of:=[.G23]/[.G24]" office:value-type="float" office:value="0.142857142857143" calcext:value-type="float">
            <text:p>0,142857142857143</text:p>
          </table:table-cell>
          <table:table-cell table:formula="of:=[.H23]/[.H24]" office:value-type="float" office:value="1" calcext:value-type="float">
            <text:p>1</text:p>
          </table:table-cell>
          <table:table-cell table:formula="of:=[.I23]/[.I24]" office:value-type="float" office:value="0.536585365853659" calcext:value-type="float">
            <text:p>0,536585365853659</text:p>
          </table:table-cell>
          <table:table-cell table:formula="of:=[.J23]/[.J24]" office:value-type="float" office:value="0.529411764705882" calcext:value-type="float">
            <text:p>0,529411764705882</text:p>
          </table:table-cell>
          <table:table-cell table:formula="of:=[.K23]/[.K24]" office:value-type="float" office:value="0.407407407407407" calcext:value-type="float">
            <text:p>0,407407407407407</text:p>
          </table:table-cell>
          <table:table-cell table:formula="of:=[.L23]/[.L24]" office:value-type="float" office:value="0.642857142857143" calcext:value-type="float">
            <text:p>0,642857142857143</text:p>
          </table:table-cell>
          <table:table-cell table:formula="of:=[.M23]/[.M24]" office:value-type="float" office:value="0.27027027027027" calcext:value-type="float">
            <text:p>0,27027027027027</text:p>
          </table:table-cell>
          <table:table-cell table:formula="of:=[.N23]/[.N24]" office:value-type="float" office:value="2.57142857142857" calcext:value-type="float">
            <text:p>2,57142857142857</text:p>
          </table:table-cell>
          <table:table-cell table:formula="of:=[.O23]/[.O24]" office:value-type="float" office:value="0.75" calcext:value-type="float">
            <text:p>0,75</text:p>
          </table:table-cell>
          <table:table-cell table:formula="of:=[.P23]/[.P24]" office:value-type="float" office:value="0.384615384615385" calcext:value-type="float">
            <text:p>0,384615384615385</text:p>
          </table:table-cell>
          <table:table-cell table:formula="of:=[.Q23]/[.Q24]" office:value-type="float" office:value="4.33333333333333" calcext:value-type="float">
            <text:p>4,33333333333333</text:p>
          </table:table-cell>
          <table:table-cell table:formula="of:=[.R23]/[.R24]" office:value-type="float" office:value="0.142857142857143" calcext:value-type="float">
            <text:p>0,142857142857143</text:p>
          </table:table-cell>
          <table:table-cell table:formula="of:=[.S23]/[.S24]" office:value-type="float" office:value="0.375" calcext:value-type="float">
            <text:p>0,375</text:p>
          </table:table-cell>
          <table:table-cell table:formula="of:=[.T23]/[.T24]" office:value-type="float" office:value="0.0434782608695652" calcext:value-type="float">
            <text:p>0,0434782608695652</text:p>
          </table:table-cell>
          <table:table-cell table:formula="of:=[.U23]/[.U24]" office:value-type="float" office:value="0.2" calcext:value-type="float">
            <text:p>0,2</text:p>
          </table:table-cell>
          <table:table-cell table:formula="of:=[.V23]/[.V24]" office:value-type="float" office:value="0.8" calcext:value-type="float">
            <text:p>0,8</text:p>
          </table:table-cell>
          <table:table-cell table:formula="of:=[.W23]/[.W24]" office:value-type="float" office:value="1" calcext:value-type="float">
            <text:p>1</text:p>
          </table:table-cell>
          <table:table-cell table:formula="of:=[.X23]/[.X24]" office:value-type="float" office:value="0.307692307692308" calcext:value-type="float">
            <text:p>0,307692307692308</text:p>
          </table:table-cell>
          <table:table-cell table:formula="of:=[.Y23]/[.Y24]" office:value-type="float" office:value="0.222222222222222" calcext:value-type="float">
            <text:p>0,222222222222222</text:p>
          </table:table-cell>
          <table:table-cell table:formula="of:=[.Z23]/[.Z24]" office:value-type="float" office:value="0.0909090909090909" calcext:value-type="float">
            <text:p>0,0909090909090909</text:p>
          </table:table-cell>
          <table:table-cell table:formula="of:=[.AA23]/[.AA24]" office:value-type="float" office:value="1.83333333333333" calcext:value-type="float">
            <text:p>1,83333333333333</text:p>
          </table:table-cell>
          <table:table-cell table:formula="of:=[.AB23]/[.AB24]" office:value-type="float" office:value="0.666666666666667" calcext:value-type="float">
            <text:p>0,666666666666667</text:p>
          </table:table-cell>
          <table:table-cell table:formula="of:=[.AC23]/[.AC24]" office:value-type="float" office:value="0.5" calcext:value-type="float">
            <text:p>0,5</text:p>
          </table:table-cell>
          <table:table-cell table:formula="of:=[.AD23]/[.AD24]" office:value-type="float" office:value="0.266666666666667" calcext:value-type="float">
            <text:p>0,266666666666667</text:p>
          </table:table-cell>
          <table:table-cell table:formula="of:=[.AE23]/[.AE24]" office:value-type="float" office:value="0.5" calcext:value-type="float">
            <text:p>0,5</text:p>
          </table:table-cell>
          <table:table-cell table:formula="of:=[.AF23]/[.AF24]" office:value-type="float" office:value="1.2" calcext:value-type="float">
            <text:p>1,2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V1</text:p>
          </table:table-cell>
          <table:table-cell/>
          <table:table-cell table:formula="of:=2*SQRT([.C28])/(1+[.C28])" office:value-type="float" office:value="0.942809041582063" calcext:value-type="float">
            <text:p>0,942809041582063</text:p>
          </table:table-cell>
          <table:table-cell table:formula="of:=2*SQRT([.D28])/(1+[.D28])" office:value-type="float" office:value="0.731521679065049" calcext:value-type="float">
            <text:p>0,731521679065049</text:p>
          </table:table-cell>
          <table:table-cell table:formula="of:=2*SQRT([.E28])/(1+[.E28])" office:value-type="float" office:value="0.74535599249993" calcext:value-type="float">
            <text:p>0,74535599249993</text:p>
          </table:table-cell>
          <table:table-cell table:formula="of:=2*SQRT([.F28])/(1+[.F28])" office:value-type="float" office:value="0.999791731748236" calcext:value-type="float">
            <text:p>0,999791731748236</text:p>
          </table:table-cell>
          <table:table-cell table:formula="of:=2*SQRT([.G28])/(1+[.G28])" office:value-type="float" office:value="0.661437827766148" calcext:value-type="float">
            <text:p>0,661437827766148</text:p>
          </table:table-cell>
          <table:table-cell table:formula="of:=2*SQRT([.H28])/(1+[.H28])" office:value-type="float" office:value="1" calcext:value-type="float">
            <text:p>1</text:p>
          </table:table-cell>
          <table:table-cell table:formula="of:=2*SQRT([.I28])/(1+[.I28])" office:value-type="float" office:value="0.953438566201981" calcext:value-type="float">
            <text:p>0,953438566201981</text:p>
          </table:table-cell>
          <table:table-cell table:formula="of:=2*SQRT([.J28])/(1+[.J28])" office:value-type="float" office:value="0.951485913604076" calcext:value-type="float">
            <text:p>0,951485913604076</text:p>
          </table:table-cell>
          <table:table-cell table:formula="of:=2*SQRT([.K28])/(1+[.K28])" office:value-type="float" office:value="0.90703620734811" calcext:value-type="float">
            <text:p>0,90703620734811</text:p>
          </table:table-cell>
          <table:table-cell table:formula="of:=2*SQRT([.L28])/(1+[.L28])" office:value-type="float" office:value="0.976084535680159" calcext:value-type="float">
            <text:p>0,976084535680159</text:p>
          </table:table-cell>
          <table:table-cell table:formula="of:=2*SQRT([.M28])/(1+[.M28])" office:value-type="float" office:value="0.818526981347717" calcext:value-type="float">
            <text:p>0,818526981347717</text:p>
          </table:table-cell>
          <table:table-cell table:formula="of:=2*SQRT([.N28])/(1+[.N28])" office:value-type="float" office:value="0.897997772825746" calcext:value-type="float">
            <text:p>0,897997772825746</text:p>
          </table:table-cell>
          <table:table-cell table:formula="of:=2*SQRT([.O28])/(1+[.O28])" office:value-type="float" office:value="0.989743318610787" calcext:value-type="float">
            <text:p>0,989743318610787</text:p>
          </table:table-cell>
          <table:table-cell table:formula="of:=2*SQRT([.P28])/(1+[.P28])" office:value-type="float" office:value="0.895806416477617" calcext:value-type="float">
            <text:p>0,895806416477617</text:p>
          </table:table-cell>
          <table:table-cell table:formula="of:=2*SQRT([.Q28])/(1+[.Q28])" office:value-type="float" office:value="0.7806247497998" calcext:value-type="float">
            <text:p>0,7806247497998</text:p>
          </table:table-cell>
          <table:table-cell table:formula="of:=2*SQRT([.R28])/(1+[.R28])" office:value-type="float" office:value="0.661437827766148" calcext:value-type="float">
            <text:p>0,661437827766148</text:p>
          </table:table-cell>
          <table:table-cell table:formula="of:=2*SQRT([.S28])/(1+[.S28])" office:value-type="float" office:value="0.890723542830246" calcext:value-type="float">
            <text:p>0,890723542830246</text:p>
          </table:table-cell>
          <table:table-cell table:formula="of:=2*SQRT([.T28])/(1+[.T28])" office:value-type="float" office:value="0.399652626942727" calcext:value-type="float">
            <text:p>0,399652626942727</text:p>
          </table:table-cell>
          <table:table-cell table:formula="of:=2*SQRT([.U28])/(1+[.U28])" office:value-type="float" office:value="0.74535599249993" calcext:value-type="float">
            <text:p>0,74535599249993</text:p>
          </table:table-cell>
          <table:table-cell table:formula="of:=2*SQRT([.V28])/(1+[.V28])" office:value-type="float" office:value="0.993807989999906" calcext:value-type="float">
            <text:p>0,993807989999906</text:p>
          </table:table-cell>
          <table:table-cell table:formula="of:=2*SQRT([.W28])/(1+[.W28])" office:value-type="float" office:value="1" calcext:value-type="float">
            <text:p>1</text:p>
          </table:table-cell>
          <table:table-cell table:formula="of:=2*SQRT([.X28])/(1+[.X28])" office:value-type="float" office:value="0.848365005991527" calcext:value-type="float">
            <text:p>0,848365005991527</text:p>
          </table:table-cell>
          <table:table-cell table:formula="of:=2*SQRT([.Y28])/(1+[.Y28])" office:value-type="float" office:value="0.77138921583987" calcext:value-type="float">
            <text:p>0,77138921583987</text:p>
          </table:table-cell>
          <table:table-cell table:formula="of:=2*SQRT([.Z28])/(1+[.Z28])" office:value-type="float" office:value="0.552770798392567" calcext:value-type="float">
            <text:p>0,552770798392567</text:p>
          </table:table-cell>
          <table:table-cell table:formula="of:=2*SQRT([.AA28])/(1+[.AA28])" office:value-type="float" office:value="0.955769224074819" calcext:value-type="float">
            <text:p>0,955769224074819</text:p>
          </table:table-cell>
          <table:table-cell table:formula="of:=2*SQRT([.AB28])/(1+[.AB28])" office:value-type="float" office:value="0.979795897113271" calcext:value-type="float">
            <text:p>0,979795897113271</text:p>
          </table:table-cell>
          <table:table-cell table:formula="of:=2*SQRT([.AC28])/(1+[.AC28])" office:value-type="float" office:value="0.942809041582063" calcext:value-type="float">
            <text:p>0,942809041582063</text:p>
          </table:table-cell>
          <table:table-cell table:formula="of:=2*SQRT([.AD28])/(1+[.AD28])" office:value-type="float" office:value="0.815364914991035" calcext:value-type="float">
            <text:p>0,815364914991035</text:p>
          </table:table-cell>
          <table:table-cell table:formula="of:=2*SQRT([.AE28])/(1+[.AE28])" office:value-type="float" office:value="0.942809041582063" calcext:value-type="float">
            <text:p>0,942809041582063</text:p>
          </table:table-cell>
          <table:table-cell table:formula="of:=2*SQRT([.AF28])/(1+[.AF28])" office:value-type="float" office:value="0.995859195463938" calcext:value-type="float">
            <text:p>0,995859195463938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V</text:p>
          </table:table-cell>
          <table:table-cell/>
          <table:table-cell table:formula="of:=([.C26]-[.C25])/([.C26]+[.C25])" office:value-type="float" office:value="0.246376811594203" calcext:value-type="float">
            <text:p>0,246376811594203</text:p>
          </table:table-cell>
          <table:table-cell table:formula="of:=([.D26]-[.D25])/([.D26]+[.D25])" office:value-type="float" office:value="0.0714285714285714" calcext:value-type="float">
            <text:p>0,0714285714285714</text:p>
          </table:table-cell>
          <table:table-cell table:formula="of:=([.E26]-[.E25])/([.E26]+[.E25])" office:value-type="float" office:value="0.391304347826087" calcext:value-type="float">
            <text:p>0,391304347826087</text:p>
          </table:table-cell>
          <table:table-cell table:formula="of:=([.F26]-[.F25])/([.F26]+[.F25])" office:value-type="float" office:value="0.0909090909090909" calcext:value-type="float">
            <text:p>0,0909090909090909</text:p>
          </table:table-cell>
          <table:table-cell table:formula="of:=([.G26]-[.G25])/([.G26]+[.G25])" office:value-type="float" office:value="0.0227272727272727" calcext:value-type="float">
            <text:p>0,0227272727272727</text:p>
          </table:table-cell>
          <table:table-cell table:formula="of:=([.H26]-[.H25])/([.H26]+[.H25])" office:value-type="float" office:value="0.037037037037037" calcext:value-type="float">
            <text:p>0,037037037037037</text:p>
          </table:table-cell>
          <table:table-cell table:formula="of:=([.I26]-[.I25])/([.I26]+[.I25])" office:value-type="float" office:value="0.032258064516129" calcext:value-type="float">
            <text:p>0,032258064516129</text:p>
          </table:table-cell>
          <table:table-cell table:formula="of:=([.J26]-[.J25])/([.J26]+[.J25])" office:value-type="float" office:value="0.0384615384615385" calcext:value-type="float">
            <text:p>0,0384615384615385</text:p>
          </table:table-cell>
          <table:table-cell table:formula="of:=([.K26]-[.K25])/([.K26]+[.K25])" office:value-type="float" office:value="0.0065359477124183" calcext:value-type="float">
            <text:p>0,0065359477124183</text:p>
          </table:table-cell>
          <table:table-cell table:formula="of:=([.L26]-[.L25])/([.L26]+[.L25])" office:value-type="float" office:value="0.0149253731343284" calcext:value-type="float">
            <text:p>0,0149253731343284</text:p>
          </table:table-cell>
          <table:table-cell table:formula="of:=([.M26]-[.M25])/([.M26]+[.M25])" office:value-type="float" office:value="0.032967032967033" calcext:value-type="float">
            <text:p>0,032967032967033</text:p>
          </table:table-cell>
          <table:table-cell table:formula="of:=([.N26]-[.N25])/([.N26]+[.N25])" office:value-type="float" office:value="0" calcext:value-type="float">
            <text:p>0</text:p>
          </table:table-cell>
          <table:table-cell table:formula="of:=([.O26]-[.O25])/([.O26]+[.O25])" office:value-type="float" office:value="0.024390243902439" calcext:value-type="float">
            <text:p>0,024390243902439</text:p>
          </table:table-cell>
          <table:table-cell table:formula="of:=([.P26]-[.P25])/([.P26]+[.P25])" office:value-type="float" office:value="0.0144927536231884" calcext:value-type="float">
            <text:p>0,0144927536231884</text:p>
          </table:table-cell>
          <table:table-cell table:formula="of:=([.Q26]-[.Q25])/([.Q26]+[.Q25])" office:value-type="float" office:value="0.0697674418604651" calcext:value-type="float">
            <text:p>0,0697674418604651</text:p>
          </table:table-cell>
          <table:table-cell table:formula="of:=([.R26]-[.R25])/([.R26]+[.R25])" office:value-type="float" office:value="0.032258064516129" calcext:value-type="float">
            <text:p>0,032258064516129</text:p>
          </table:table-cell>
          <table:table-cell table:formula="of:=([.S26]-[.S25])/([.S26]+[.S25])" office:value-type="float" office:value="0.166666666666667" calcext:value-type="float">
            <text:p>0,166666666666667</text:p>
          </table:table-cell>
          <table:table-cell table:formula="of:=([.T26]-[.T25])/([.T26]+[.T25])" office:value-type="float" office:value="0.111111111111111" calcext:value-type="float">
            <text:p>0,111111111111111</text:p>
          </table:table-cell>
          <table:table-cell table:formula="of:=([.U26]-[.U25])/([.U26]+[.U25])" office:value-type="float" office:value="0.111111111111111" calcext:value-type="float">
            <text:p>0,111111111111111</text:p>
          </table:table-cell>
          <table:table-cell table:formula="of:=([.V26]-[.V25])/([.V26]+[.V25])" office:value-type="float" office:value="0.0980392156862745" calcext:value-type="float">
            <text:p>0,0980392156862745</text:p>
          </table:table-cell>
          <table:table-cell table:formula="of:=([.W26]-[.W25])/([.W26]+[.W25])" office:value-type="float" office:value="0.102040816326531" calcext:value-type="float">
            <text:p>0,102040816326531</text:p>
          </table:table-cell>
          <table:table-cell table:formula="of:=([.X26]-[.X25])/([.X26]+[.X25])" office:value-type="float" office:value="0.176470588235294" calcext:value-type="float">
            <text:p>0,176470588235294</text:p>
          </table:table-cell>
          <table:table-cell table:formula="of:=([.Y26]-[.Y25])/([.Y26]+[.Y25])" office:value-type="float" office:value="0.238095238095238" calcext:value-type="float">
            <text:p>0,238095238095238</text:p>
          </table:table-cell>
          <table:table-cell table:formula="of:=([.Z26]-[.Z25])/([.Z26]+[.Z25])" office:value-type="float" office:value="0.234042553191489" calcext:value-type="float">
            <text:p>0,234042553191489</text:p>
          </table:table-cell>
          <table:table-cell table:formula="of:=([.AA26]-[.AA25])/([.AA26]+[.AA25])" office:value-type="float" office:value="0.333333333333333" calcext:value-type="float">
            <text:p>0,333333333333333</text:p>
          </table:table-cell>
          <table:table-cell table:formula="of:=([.AB26]-[.AB25])/([.AB26]+[.AB25])" office:value-type="float" office:value="0.517241379310345" calcext:value-type="float">
            <text:p>0,517241379310345</text:p>
          </table:table-cell>
          <table:table-cell table:formula="of:=([.AC26]-[.AC25])/([.AC26]+[.AC25])" office:value-type="float" office:value="0.529411764705882" calcext:value-type="float">
            <text:p>0,529411764705882</text:p>
          </table:table-cell>
          <table:table-cell table:formula="of:=([.AD26]-[.AD25])/([.AD26]+[.AD25])" office:value-type="float" office:value="0.384615384615385" calcext:value-type="float">
            <text:p>0,384615384615385</text:p>
          </table:table-cell>
          <table:table-cell table:formula="of:=([.AE26]-[.AE25])/([.AE26]+[.AE25])" office:value-type="float" office:value="0.357142857142857" calcext:value-type="float">
            <text:p>0,357142857142857</text:p>
          </table:table-cell>
          <table:table-cell table:formula="of:=([.AF26]-[.AF25])/([.AF26]+[.AF25])" office:value-type="float" office:value="0.317073170731707" calcext:value-type="float">
            <text:p>0,317073170731707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V2</text:p>
          </table:table-cell>
          <table:table-cell/>
          <table:table-cell table:formula="of:=[.C30]/[.C29]" office:value-type="float" office:value="0.261322071308072" calcext:value-type="float">
            <text:p>0,261322071308072</text:p>
          </table:table-cell>
          <table:table-cell table:formula="of:=[.D30]/[.D29]" office:value-type="float" office:value="0.0976438203716172" calcext:value-type="float">
            <text:p>0,0976438203716172</text:p>
          </table:table-cell>
          <table:table-cell table:formula="of:=[.E30]/[.E29]" office:value-type="float" office:value="0.524989872978212" calcext:value-type="float">
            <text:p>0,524989872978212</text:p>
          </table:table-cell>
          <table:table-cell table:formula="of:=[.F30]/[.F29]" office:value-type="float" office:value="0.0909280283305877" calcext:value-type="float">
            <text:p>0,0909280283305877</text:p>
          </table:table-cell>
          <table:table-cell table:formula="of:=[.G30]/[.G29]" office:value-type="float" office:value="0.0343604066372025" calcext:value-type="float">
            <text:p>0,0343604066372025</text:p>
          </table:table-cell>
          <table:table-cell table:formula="of:=[.H30]/[.H29]" office:value-type="float" office:value="0.037037037037037" calcext:value-type="float">
            <text:p>0,037037037037037</text:p>
          </table:table-cell>
          <table:table-cell table:formula="of:=[.I30]/[.I29]" office:value-type="float" office:value="0.0338333959414175" calcext:value-type="float">
            <text:p>0,0338333959414175</text:p>
          </table:table-cell>
          <table:table-cell table:formula="of:=[.J30]/[.J29]" office:value-type="float" office:value="0.0404226041727222" calcext:value-type="float">
            <text:p>0,0404226041727222</text:p>
          </table:table-cell>
          <table:table-cell table:formula="of:=[.K30]/[.K29]" office:value-type="float" office:value="0.00720582889576963" calcext:value-type="float">
            <text:p>0,00720582889576963</text:p>
          </table:table-cell>
          <table:table-cell table:formula="of:=[.L30]/[.L29]" office:value-type="float" office:value="0.0152910660795666" calcext:value-type="float">
            <text:p>0,0152910660795666</text:p>
          </table:table-cell>
          <table:table-cell table:formula="of:=[.M30]/[.M29]" office:value-type="float" office:value="0.0402760491935797" calcext:value-type="float">
            <text:p>0,0402760491935797</text:p>
          </table:table-cell>
          <table:table-cell table:formula="of:=[.N30]/[.N29]" office:value-type="float" office:value="0" calcext:value-type="float">
            <text:p>0</text:p>
          </table:table-cell>
          <table:table-cell table:formula="of:=[.O30]/[.O29]" office:value-type="float" office:value="0.0246429992946791" calcext:value-type="float">
            <text:p>0,0246429992946791</text:p>
          </table:table-cell>
          <table:table-cell table:formula="of:=[.P30]/[.P29]" office:value-type="float" office:value="0.0161784436420707" calcext:value-type="float">
            <text:p>0,0161784436420707</text:p>
          </table:table-cell>
          <table:table-cell table:formula="of:=[.Q30]/[.Q29]" office:value-type="float" office:value="0.0893738532865603" calcext:value-type="float">
            <text:p>0,0893738532865603</text:p>
          </table:table-cell>
          <table:table-cell table:formula="of:=[.R30]/[.R29]" office:value-type="float" office:value="0.0487696094205454" calcext:value-type="float">
            <text:p>0,0487696094205454</text:p>
          </table:table-cell>
          <table:table-cell table:formula="of:=[.S30]/[.S29]" office:value-type="float" office:value="0.187113799795937" calcext:value-type="float">
            <text:p>0,187113799795937</text:p>
          </table:table-cell>
          <table:table-cell table:formula="of:=[.T30]/[.T29]" office:value-type="float" office:value="0.278019218742766" calcext:value-type="float">
            <text:p>0,278019218742766</text:p>
          </table:table-cell>
          <table:table-cell table:formula="of:=[.U30]/[.U29]" office:value-type="float" office:value="0.149071198499986" calcext:value-type="float">
            <text:p>0,149071198499986</text:p>
          </table:table-cell>
          <table:table-cell table:formula="of:=[.V30]/[.V29]" office:value-type="float" office:value="0.0986500578308731" calcext:value-type="float">
            <text:p>0,0986500578308731</text:p>
          </table:table-cell>
          <table:table-cell table:formula="of:=[.W30]/[.W29]" office:value-type="float" office:value="0.102040816326531" calcext:value-type="float">
            <text:p>0,102040816326531</text:p>
          </table:table-cell>
          <table:table-cell table:formula="of:=[.X30]/[.X29]" office:value-type="float" office:value="0.208012573584461" calcext:value-type="float">
            <text:p>0,208012573584461</text:p>
          </table:table-cell>
          <table:table-cell table:formula="of:=[.Y30]/[.Y29]" office:value-type="float" office:value="0.308657721946509" calcext:value-type="float">
            <text:p>0,308657721946509</text:p>
          </table:table-cell>
          <table:table-cell table:formula="of:=[.Z30]/[.Z29]" office:value-type="float" office:value="0.423398909407072" calcext:value-type="float">
            <text:p>0,423398909407072</text:p>
          </table:table-cell>
          <table:table-cell table:formula="of:=[.AA30]/[.AA29]" office:value-type="float" office:value="0.348759224441443" calcext:value-type="float">
            <text:p>0,348759224441443</text:p>
          </table:table-cell>
          <table:table-cell table:formula="of:=[.AB30]/[.AB29]" office:value-type="float" office:value="0.527907272151547" calcext:value-type="float">
            <text:p>0,527907272151547</text:p>
          </table:table-cell>
          <table:table-cell table:formula="of:=[.AC30]/[.AC29]" office:value-type="float" office:value="0.561525973295199" calcext:value-type="float">
            <text:p>0,561525973295199</text:p>
          </table:table-cell>
          <table:table-cell table:formula="of:=[.AD30]/[.AD29]" office:value-type="float" office:value="0.471709510115006" calcext:value-type="float">
            <text:p>0,471709510115006</text:p>
          </table:table-cell>
          <table:table-cell table:formula="of:=[.AE30]/[.AE29]" office:value-type="float" office:value="0.378807204207079" calcext:value-type="float">
            <text:p>0,378807204207079</text:p>
          </table:table-cell>
          <table:table-cell table:formula="of:=[.AF30]/[.AF29]" office:value-type="float" office:value="0.318391567980645" calcext:value-type="float">
            <text:p>0,318391567980645</text:p>
          </table:table-cell>
          <table:table-cell table:number-columns-repeated="992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date-style style:name="N111">
      <number:day number:style="long"/>
      <number:text>.</number:text>
      <number:month number:textual="true"/>
      <number:text>.</number:text>
      <number:year/>
    </number:date-style>
    <number:date-style style:name="N112">
      <number:month number:textual="true"/>
      <number:text>.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5">
      <number:hours/>
      <number:text>:</number:text>
      <number:minutes number:style="long"/>
    </number:time-style>
    <number:time-style style:name="N116">
      <number:hours/>
      <number:text>:</number:text>
      <number:minutes number:style="long"/>
      <number:text>:</number:text>
      <number:seconds number:style="long"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Microsoft Office User</meta:initial-creator>
    <meta:creation-date>2023-04-28T06:25:47</meta:creation-date>
    <dc:date>2023-05-11T22:35:40.896000000</dc:date>
    <meta:generator>LibreOffice/7.2.6.2$Windows_X86_64 LibreOffice_project/b0ec3a565991f7569a5a7f5d24fed7f52653d754</meta:generator>
    <meta:editing-duration>PT15M4S</meta:editing-duration>
    <meta:editing-cycles>1</meta:editing-cycles>
    <meta:document-statistic meta:table-count="1" meta:cell-count="435" meta:object-count="1"/>
    <meta:user-defined meta:name="AppVersion">16.0300</meta:user-defined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4pt" style:font-size-asian="14pt" style:font-size-complex="14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/>
    </style:style>
    <style:style style:name="ch4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svg:stroke-width="0.026cm" svg:stroke-color="#bfbfbf"/>
      <style:text-properties fo:color="#595959" style:text-position="0% 100%" fo:font-family="Calibri" fo:font-size="9pt" style:font-size-asian="9pt" style:font-size-complex="9pt"/>
    </style:style>
    <style:style style:name="ch5" style:family="chart">
      <style:graphic-properties svg:stroke-width="0.026cm" svg:stroke-color="#d9d9d9"/>
    </style:style>
    <style:style style:name="ch6" style:family="chart" style:data-style-name="N0">
      <style:chart-properties chart:symbol-type="named-symbol" chart:symbol-name="circle" chart:symbol-width="0.176cm" chart:symbol-height="0.176cm" chart:link-data-style-to-source="true" chart:label-position="right">
        <chart:label-separator>
          <text:p>; </text:p>
        </chart:label-separator>
      </style:chart-properties>
      <style:graphic-properties draw:stroke="none" svg:stroke-width="0.053cm" svg:stroke-color="#4472c4" svg:stroke-linecap="round" draw:fill-color="#4472c4" fo:wrap-option="wrap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none" draw:fill-color="#d9d9d9"/>
    </style:style>
    <style:style style:name="ch8" style:family="chart">
      <style:graphic-properties draw:fill-color="#d9d9d9"/>
    </style:style>
  </office:automatic-styles>
  <office:body>
    <office:chart>
      <chart:chart svg:width="12.933cm" svg:height="7.675cm" xlink:href=".." xlink:type="simple" chart:class="chart:scatter" chart:style-name="ch1">
        <chart:title svg:x="4.197cm" svg:y="0.289cm" chart:style-name="ch2">
          <text:p>Заглавие диаграммы</text:p>
        </chart:title>
        <chart:plot-area chart:style-name="ch3" table:cell-range-address="Лист1.B2:Лист1.R2 Лист1.B7:Лист1.R7" svg:x="0.258cm" svg:y="1.225cm" svg:width="12.417cm" svg:height="6.297cm">
          <chart:coordinate-region svg:x="0.952cm" svg:y="1.386cm" svg:width="11.468cm" svg:height="5.718cm"/>
          <chart:axis chart:dimension="x" chart:name="primary-x" chart:style-name="ch4"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7:Лист1.R7" chart:class="chart:scatter">
            <chart:domain table:cell-range-address="Лист1.B2:Лист1.R2"/>
            <chart:data-point chart:repeated="1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  <draw:g>
                  <svg:desc/>
                </draw:g>
              </table:table-cell>
              <table:table-cell office:value-type="float" office:value="90">
                <text:p>90</text:p>
                <draw:g>
                  <svg:desc>Лист1.B2:Лист1.R2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50">
                <text:p>50</text:p>
              </table:table-cell>
              <table:table-cell office:value-type="float" office:value="40">
                <text:p>40</text:p>
              </table:table-cell>
              <table:table-cell office:value-type="float" office:value="30">
                <text:p>30</text:p>
              </table:table-cell>
              <table:table-cell office:value-type="float" office:value="20">
                <text:p>2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0">
                <text:p>100</text:p>
              </table:table-cell>
              <table:table-cell office:value-type="float" office:value="45">
                <text:p>45</text:p>
              </table:table-cell>
              <table:table-cell office:value-type="float" office:value="180">
                <text:p>180</text:p>
              </table:table-cell>
              <table:table-cell office:value-type="float" office:value="170">
                <text:p>170</text:p>
              </table:table-cell>
              <table:table-cell office:value-type="float" office:value="160">
                <text:p>160</text:p>
              </table:table-cell>
              <table:table-cell office:value-type="float" office:value="150">
                <text:p>150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string">
                <text:p>Строка 7</text:p>
                <draw:g>
                  <svg:desc/>
                </draw:g>
              </table:table-cell>
              <table:table-cell office:value-type="float" office:value="0.106382978723404">
                <text:p>0.106382978723404</text:p>
                <draw:g>
                  <svg:desc>Лист1.B7:Лист1.R7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260869565217391">
                <text:p>0.260869565217391</text:p>
              </table:table-cell>
              <table:table-cell office:value-type="float" office:value="0.319148936170213">
                <text:p>0.319148936170213</text:p>
              </table:table-cell>
              <table:table-cell office:value-type="float" office:value="0.4">
                <text:p>0.4</text:p>
              </table:table-cell>
              <table:table-cell office:value-type="float" office:value="0.387755102040816">
                <text:p>0.387755102040816</text:p>
              </table:table-cell>
              <table:table-cell office:value-type="float" office:value="0.372549019607843">
                <text:p>0.372549019607843</text:p>
              </table:table-cell>
              <table:table-cell office:value-type="float" office:value="0.326732673267327">
                <text:p>0.326732673267327</text:p>
              </table:table-cell>
              <table:table-cell office:value-type="float" office:value="0.28">
                <text:p>0.2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377358490566038">
                <text:p>0.377358490566038</text:p>
              </table:table-cell>
              <table:table-cell office:value-type="float" office:value="0.2">
                <text:p>0.2</text:p>
              </table:table-cell>
              <table:table-cell office:value-type="float" office:value="0.16">
                <text:p>0.16</text:p>
              </table:table-cell>
              <table:table-cell office:value-type="float" office:value="0.12">
                <text:p>0.12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505050505050505">
                <text:p>0.05050505050505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6.2$Windows_X86_64 LibreOffice_project/b0ec3a565991f7569a5a7f5d24fed7f52653d75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